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ResolvingEvaluator.ReferenceResolving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ResolvingEvaluator.evaluate( String property , String prefix , PropertyHelper property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